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text:p>
          </table:table-cell>
          <table:table-cell table:number-columns-repeated="2"/>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21:07:27.689992446</dc:date>
    <meta:editing-duration>PT8H7M2S</meta:editing-duration>
    <meta:editing-cycles>131</meta:editing-cycles>
    <meta:generator>LibreOffice/5.2.3.3$Linux_X86_64 LibreOffice_project/20m0$Build-3</meta:generator>
    <meta:document-statistic meta:table-count="3" meta:cell-count="11800" meta:object-count="0"/>
  </office:meta>
</office:document-meta>
</file>